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 style:list-style-name="L1">
      <style:paragraph-properties fo:line-height="100%"/>
      <style:text-properties fo:font-size="10pt" officeooo:paragraph-rsid="002d2c0a" style:font-size-asian="10pt" style:font-size-complex="10pt"/>
    </style:style>
    <style:style style:name="P2" style:family="paragraph" style:parent-style-name="List_20_Paragraph" style:list-style-name="WWNum1">
      <style:paragraph-properties fo:line-height="100%"/>
      <style:text-properties fo:font-size="10pt" officeooo:paragraph-rsid="002f3ad2" style:font-size-asian="10pt" style:font-size-complex="10pt"/>
    </style:style>
    <style:style style:name="P3" style:family="paragraph" style:parent-style-name="List_20_Paragraph" style:list-style-name="WWNum1">
      <style:paragraph-properties fo:line-height="100%"/>
      <style:text-properties fo:font-size="10pt" officeooo:paragraph-rsid="002d2c0a" style:font-size-asian="10pt" style:font-size-complex="10pt"/>
    </style:style>
    <style:style style:name="P4" style:family="paragraph" style:parent-style-name="List_20_Paragraph" style:list-style-name="WWNum1">
      <style:paragraph-properties fo:line-height="100%"/>
      <style:text-properties fo:font-size="10pt" fo:font-weight="normal" officeooo:rsid="0020a246" officeooo:paragraph-rsid="002d2c0a" style:font-size-asian="10pt" style:font-weight-asian="normal" style:font-size-complex="10pt" style:font-weight-complex="normal"/>
    </style:style>
    <style:style style:name="P5" style:family="paragraph" style:parent-style-name="List_20_Paragraph" style:list-style-name="WWNum1">
      <style:paragraph-properties fo:line-height="100%"/>
      <style:text-properties fo:font-size="10pt" fo:font-weight="normal" officeooo:rsid="0020a246" officeooo:paragraph-rsid="002f3ad2" style:font-size-asian="10pt" style:font-weight-asian="normal" style:font-size-complex="10pt" style:font-weight-complex="normal"/>
    </style:style>
    <style:style style:name="P6" style:family="paragraph" style:parent-style-name="Standard" style:master-page-name="Standard">
      <style:paragraph-properties fo:margin-top="0in" fo:margin-bottom="0.0835in" loext:contextual-spacing="false" fo:line-height="100%" fo:text-align="center" style:justify-single-word="false" style:page-number="auto"/>
      <style:text-properties fo:font-size="16pt" fo:font-weight="bold" officeooo:paragraph-rsid="00293abe" style:font-size-asian="16pt" style:font-weight-asian="bold" style:font-size-complex="16pt"/>
    </style:style>
    <style:style style:name="P7" style:family="paragraph" style:parent-style-name="Standard">
      <style:paragraph-properties fo:margin-top="0in" fo:margin-bottom="0.0835in" loext:contextual-spacing="false" fo:line-height="100%"/>
      <style:text-properties fo:font-size="10pt" fo:font-weight="bold" officeooo:rsid="001a005b" officeooo:paragraph-rsid="0029e075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fo:font-size="10pt" fo:font-weight="normal" officeooo:rsid="001b2957" officeooo:paragraph-rsid="0029e075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fo:font-size="10pt" fo:font-weight="normal" officeooo:rsid="001c4f6e" officeooo:paragraph-rsid="0029e075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fo:font-size="10pt" fo:font-weight="normal" officeooo:rsid="001fb084" officeooo:paragraph-rsid="0029e075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fo:font-size="10pt" officeooo:paragraph-rsid="00293abe" style:font-size-asian="10pt" style:font-size-complex="10pt"/>
    </style:style>
    <style:style style:name="P12" style:family="paragraph" style:parent-style-name="Standard">
      <style:paragraph-properties fo:line-height="100%"/>
      <style:text-properties fo:font-size="10pt" fo:font-weight="bold" officeooo:paragraph-rsid="00293abe" style:font-size-asian="10pt" style:font-weight-asian="bold" style:font-size-complex="10pt" style:font-weight-complex="bold"/>
    </style:style>
    <style:style style:name="P13" style:family="paragraph" style:parent-style-name="Standard">
      <style:paragraph-properties fo:line-height="100%"/>
      <style:text-properties fo:font-size="10pt" fo:font-weight="bold" officeooo:paragraph-rsid="002d2c0a" style:font-size-asian="10pt" style:font-weight-asian="bold" style:font-size-complex="10pt" style:font-weight-complex="bold"/>
    </style:style>
    <style:style style:name="P14" style:family="paragraph" style:parent-style-name="Standard">
      <style:paragraph-properties fo:line-height="100%"/>
      <style:text-properties fo:font-size="10pt" fo:font-weight="bold" officeooo:rsid="002d2c0a" officeooo:paragraph-rsid="00293abe" style:font-size-asian="10pt" style:font-weight-asian="bold" style:font-size-complex="10pt" style:font-weight-complex="bold"/>
    </style:style>
    <style:style style:name="P15" style:family="paragraph" style:parent-style-name="Standard">
      <style:paragraph-properties fo:line-height="100%"/>
      <style:text-properties fo:font-size="10pt" officeooo:paragraph-rsid="00390d45" style:font-size-asian="10pt" style:font-size-complex="10pt"/>
    </style:style>
    <style:style style:name="P16" style:family="paragraph" style:parent-style-name="Standard">
      <style:paragraph-properties fo:line-height="100%"/>
      <style:text-properties fo:font-size="10pt" officeooo:paragraph-rsid="002b44fd" style:font-size-asian="10pt" style:font-size-complex="10pt"/>
    </style:style>
    <style:style style:name="P17" style:family="paragraph" style:parent-style-name="Standard">
      <style:paragraph-properties fo:line-height="100%"/>
      <style:text-properties fo:font-size="10pt" officeooo:paragraph-rsid="00293abe" style:font-size-asian="10pt" style:font-size-complex="10pt"/>
    </style:style>
    <style:style style:name="P18" style:family="paragraph" style:parent-style-name="Standard">
      <style:paragraph-properties fo:line-height="100%"/>
      <style:text-properties fo:font-size="10pt" officeooo:paragraph-rsid="002d2c0a" style:font-size-asian="10pt" style:font-size-complex="10pt"/>
    </style:style>
    <style:style style:name="P19" style:family="paragraph" style:parent-style-name="Standard">
      <style:paragraph-properties fo:line-height="100%"/>
      <style:text-properties fo:font-size="10pt" officeooo:rsid="003bc41f" officeooo:paragraph-rsid="003bc41f" style:font-size-asian="10pt" style:font-size-complex="10pt"/>
    </style:style>
    <style:style style:name="P20" style:family="paragraph" style:parent-style-name="Standard">
      <style:paragraph-properties fo:line-height="100%"/>
      <style:text-properties fo:font-size="10pt" officeooo:rsid="003d2a81" officeooo:paragraph-rsid="003d2a81" style:font-size-asian="10pt" style:font-size-complex="10pt"/>
    </style:style>
    <style:style style:name="P21" style:family="paragraph" style:parent-style-name="Standard">
      <style:paragraph-properties fo:line-height="100%"/>
      <style:text-properties fo:font-size="10pt" fo:font-weight="normal" officeooo:rsid="0020a246" officeooo:paragraph-rsid="00293abe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line-height="100%"/>
      <style:text-properties fo:font-size="10pt" fo:font-weight="normal" officeooo:rsid="00293abe" officeooo:paragraph-rsid="00293abe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line-height="100%"/>
      <style:text-properties fo:font-size="10pt" fo:font-weight="normal" officeooo:rsid="00295448" officeooo:paragraph-rsid="00295448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line-height="100%"/>
      <style:text-properties fo:font-size="10pt" fo:font-weight="normal" officeooo:rsid="002f3ad2" officeooo:paragraph-rsid="002f3ad2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a246" style:font-weight-asian="bold" style:font-weight-complex="bold"/>
    </style:style>
    <style:style style:name="T3" style:family="text">
      <style:text-properties fo:font-weight="bold" officeooo:rsid="002b44fd" style:font-weight-asian="bold" style:font-weight-complex="bold"/>
    </style:style>
    <style:style style:name="T4" style:family="text">
      <style:text-properties fo:font-weight="bold" officeooo:rsid="003a3e38" style:font-weight-asian="bold" style:font-weight-complex="bold"/>
    </style:style>
    <style:style style:name="T5" style:family="text">
      <style:text-properties fo:font-weight="bold" officeooo:rsid="002d2c0a" style:font-weight-asian="bold" style:font-weight-complex="bold"/>
    </style:style>
    <style:style style:name="T6" style:family="text">
      <style:text-properties officeooo:rsid="00148a41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10.5pt" officeooo:rsid="00159ad1" style:font-size-asian="10.5pt" style:font-size-complex="10.5pt"/>
    </style:style>
    <style:style style:name="T9" style:family="text">
      <style:text-properties fo:font-size="10.5pt" officeooo:rsid="0016612f" style:font-size-asian="10.5pt" style:font-size-complex="10.5pt"/>
    </style:style>
    <style:style style:name="T10" style:family="text">
      <style:text-properties fo:font-size="10.5pt" officeooo:rsid="00166711" style:font-size-asian="10.5pt" style:font-size-complex="10.5pt"/>
    </style:style>
    <style:style style:name="T11" style:family="text">
      <style:text-properties fo:font-size="10.5pt" officeooo:rsid="0017c3d9" style:font-size-asian="10.5pt" style:font-size-complex="10.5pt"/>
    </style:style>
    <style:style style:name="T12" style:family="text">
      <style:text-properties fo:font-size="10.5pt" officeooo:rsid="0020a246" style:font-size-asian="10.5pt" style:font-size-complex="10.5pt"/>
    </style:style>
    <style:style style:name="T13" style:family="text">
      <style:text-properties fo:font-size="10.5pt" officeooo:rsid="002d2c0a" style:font-size-asian="10.5pt" style:font-size-complex="10.5pt"/>
    </style:style>
    <style:style style:name="T14" style:family="text">
      <style:text-properties fo:font-size="10.5pt" officeooo:rsid="003a3e38" style:font-size-asian="10.5pt" style:font-size-complex="10.5pt"/>
    </style:style>
    <style:style style:name="T15" style:family="text">
      <style:text-properties fo:font-size="10.5pt" officeooo:rsid="003bc41f" style:font-size-asian="10.5pt" style:font-size-complex="10.5pt"/>
    </style:style>
    <style:style style:name="T16" style:family="text">
      <style:text-properties fo:font-size="10.5pt" fo:font-weight="bold" style:font-size-asian="10.5pt" style:font-weight-asian="bold" style:font-size-complex="10.5pt" style:font-weight-complex="bold"/>
    </style:style>
    <style:style style:name="T17" style:family="text">
      <style:text-properties fo:font-size="10.5pt" fo:font-weight="bold" officeooo:rsid="0020a246" style:font-size-asian="10.5pt" style:font-weight-asian="bold" style:font-size-complex="10.5pt" style:font-weight-complex="bold"/>
    </style:style>
    <style:style style:name="T18" style:family="text">
      <style:text-properties fo:font-size="10.5pt" fo:font-weight="bold" officeooo:rsid="002d2c0a" style:font-size-asian="10.5pt" style:font-weight-asian="bold" style:font-size-complex="10.5pt" style:font-weight-complex="bold"/>
    </style:style>
    <style:style style:name="T19" style:family="text">
      <style:text-properties fo:font-size="10.5pt" fo:font-weight="bold" officeooo:rsid="003a3e38" style:font-size-asian="10.5pt" style:font-weight-asian="bold" style:font-size-complex="10.5pt" style:font-weight-complex="bold"/>
    </style:style>
    <style:style style:name="T20" style:family="text">
      <style:text-properties officeooo:rsid="001c4f6e"/>
    </style:style>
    <style:style style:name="T21" style:family="text">
      <style:text-properties officeooo:rsid="0020a246"/>
    </style:style>
    <style:style style:name="T22" style:family="text">
      <style:text-properties officeooo:rsid="002b44fd"/>
    </style:style>
    <style:style style:name="T23" style:family="text">
      <style:text-properties officeooo:rsid="002d2c0a"/>
    </style:style>
    <style:style style:name="T24" style:family="text">
      <style:text-properties officeooo:rsid="002d96a2"/>
    </style:style>
    <style:style style:name="T25" style:family="text">
      <style:text-properties officeooo:rsid="002f3ad2"/>
    </style:style>
    <style:style style:name="T26" style:family="text">
      <style:text-properties officeooo:rsid="002fc1b2"/>
    </style:style>
    <style:style style:name="T27" style:family="text">
      <style:text-properties officeooo:rsid="003113c0"/>
    </style:style>
    <style:style style:name="T28" style:family="text">
      <style:text-properties officeooo:rsid="00331bb6"/>
    </style:style>
    <style:style style:name="T29" style:family="text">
      <style:text-properties officeooo:rsid="00390d45"/>
    </style:style>
    <style:style style:name="T30" style:family="text">
      <style:text-properties officeooo:rsid="003a3e38"/>
    </style:style>
    <style:style style:name="T31" style:family="text">
      <style:text-properties officeooo:rsid="00159ad1"/>
    </style:style>
    <style:style style:name="T32" style:family="text">
      <style:text-properties officeooo:rsid="0017c3d9"/>
    </style:style>
    <style:style style:name="T33" style:family="text">
      <style:text-properties officeooo:rsid="0016612f"/>
    </style:style>
    <style:style style:name="T34" style:family="text">
      <style:text-properties officeooo:rsid="00166711"/>
    </style:style>
    <style:style style:name="Sect1" style:family="section">
      <style:section-properties text:dont-balance-text-columns="false" style:editable="false">
        <style:columns fo:column-count="3" fo:column-gap="0.2in"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Oliver Mills</text:p>
      <text:section text:style-name="Sect1" text:name="Section3">
        <text:p text:style-name="P11">Columbia, SC </text:p>
        <text:p text:style-name="P11">419-265-9167</text:p>
        <text:p text:style-name="P11">mills.oliver@ymail.com</text:p>
      </text:section>
      <text:p text:style-name="P12">Education</text:p>
      <text:p text:style-name="P15"><text:span text:style-name="T1">University of South Carolina, </text:span><text:span text:style-name="T2">Columbia </text:span><text:span text:style-name="T3">SC</text:span></text:p>
      <text:p text:style-name="P15"><text:span text:style-name="T22">B</text:span><text:span text:style-name="T29">achelor of Science in</text:span><text:span text:style-name="T22"> Computer Science<text:tab/><text:tab/><text:tab/><text:tab/><text:tab/><text:tab/><text:tab/><text:tab/></text:span><text:span text:style-name="T23">Graduation</text:span><text:span text:style-name="T22"> </text:span><text:span text:style-name="T23">D</text:span><text:span text:style-name="T22">ate: May 2021</text:span></text:p>
      <text:p text:style-name="P16">GPA: 3.9<text:tab/><text:tab/></text:p>
      <text:p text:style-name="P17"><text:span text:style-name="T1">The Ohio State University, </text:span><text:span text:style-name="T2">Columbus </text:span><text:span text:style-name="T3">OH</text:span><text:span text:style-name="T22"> </text:span></text:p>
      <text:p text:style-name="P15"><text:span text:style-name="T22">B</text:span><text:span text:style-name="T29">achelor of Science in</text:span><text:span text:style-name="T22"> Computer Science</text:span></text:p>
      <text:p text:style-name="P17"/>
      <text:p text:style-name="P7">Relevant Course Work</text:p>
      <text:section text:style-name="Sect1" text:name="Section2">
        <text:p text:style-name="P8">Machine Learning Syste<text:span text:style-name="T20">ms</text:span></text:p>
        <text:p text:style-name="P9">Data Structures and Algorithms</text:p>
        <text:p text:style-name="P9">Operating Systems</text:p>
        <text:p text:style-name="P9">Discrete Structures</text:p>
        <text:p text:style-name="P9">Digital Logic Design</text:p>
        <text:p text:style-name="P10">Online Public Communication</text:p>
      </text:section>
      <text:p text:style-name="P13"/>
      <text:p text:style-name="P13">Experience</text:p>
      <text:p text:style-name="P18"><text:span text:style-name="T4">The Corner Blend</text:span><text:span text:style-name="T1">, </text:span><text:span text:style-name="T2">Columbia SC</text:span><text:span text:style-name="T21"><text:tab/><text:tab/><text:tab/><text:tab/><text:tab/><text:tab/><text:tab/><text:tab/><text:tab/><text:tab/></text:span>Sep 2019 – Aug 2020</text:p>
      <text:list xml:id="list3752192980" text:style-name="L1">
        <text:list-item>
          <text:p text:style-name="P1"><text:span text:style-name="T31">Maintained </text:span><text:span text:style-name="T32">basic</text:span><text:span text:style-name="T31"> </text:span><text:span text:style-name="T33">operations, </text:span><text:span text:style-name="T32">daily inventories, and</text:span><text:span text:style-name="T34"> customer satisfaction </text:span><text:span text:style-name="T32">across the store</text:span></text:p>
        </text:list-item>
      </text:list>
      <text:p text:style-name="P18"><text:span text:style-name="T1">US Air Force, </text:span><text:span text:style-name="T2">Shaw AFB SC<text:tab/><text:tab/><text:tab/><text:tab/><text:tab/><text:tab/><text:tab/><text:tab/><text:tab/><text:tab/></text:span>Jul 2017 – Jun 2019</text:p>
      <text:p text:style-name="P19">F-16 Support Technician</text:p>
      <text:list xml:id="list1777626285" text:style-name="WWNum1">
        <text:list-item>
          <text:p text:style-name="P2">Achieved one base <text:span text:style-name="T25">award</text:span>, two squadron awards, and one achievement medal for outstanding performance in <text:span text:style-name="T25">a period of </text:span>two years</text:p>
        </text:list-item>
        <text:list-item>
          <text:p text:style-name="P2">Balanced 72+ work weeks in a war zone <text:span text:style-name="T26">and</text:span> six credit hours of classes with A’s in all classes </text:p>
        </text:list-item>
        <text:list-item>
          <text:p text:style-name="P3">Oversaw international shipment, calibration, and repair on upwards of 600 pieces of precision tools and equipment for the T<text:span text:style-name="T26">MDE </text:span>Program <text:span text:style-name="T26">while deployed in </text:span><text:span text:style-name="T27">Afghanistan</text:span></text:p>
        </text:list-item>
        <text:list-item>
          <text:p text:style-name="P3"><text:span text:style-name="T24">Maintained, troubleshot issues,</text:span> and repair<text:span text:style-name="T24">ed</text:span> 20,000+ tools used on F-16 aircraft for the organization <text:span text:style-name="T28">using Air Force Technical Orders </text:span></text:p>
        </text:list-item>
        <text:list-item>
          <text:p text:style-name="P3">Lead yearly audit of all 20,000+ tools in the organization and document<text:span text:style-name="T24">ed</text:span> all discrepancies</text:p>
        </text:list-item>
        <text:list-item>
          <text:p text:style-name="P3">Prepare<text:span text:style-name="T6">d</text:span> and deploy<text:span text:style-name="T6">ed</text:span> all equipment and tools necessary for hurricane evacuation of 52 F-16 aircraft within 12 hours of notice from leadership</text:p>
        </text:list-item>
        <text:list-item>
          <text:p text:style-name="P3"><text:span text:style-name="T26">T</text:span>rain<text:span text:style-name="T6">ed</text:span> <text:span text:style-name="T26">and mentored </text:span>all new workers according to <text:span text:style-name="T26">Air Force administrative guidelines</text:span></text:p>
        </text:list-item>
      </text:list>
      <text:p text:style-name="P18"><text:span text:style-name="T1">US Air Force, </text:span><text:span text:style-name="T2">Shaw AFB SC<text:tab/><text:tab/><text:tab/><text:tab/><text:tab/><text:tab/><text:tab/><text:tab/></text:span><text:span text:style-name="T21"> <text:tab/><text:tab/></text:span>Jun 2015 – Jul 2017</text:p>
      <text:p text:style-name="P20">F-16 Assistant Dedicated Crew Chief</text:p>
      <text:list xml:id="list125156938023473" text:continue-numbering="true" text:style-name="WWNum1">
        <text:list-item>
          <text:p text:style-name="P3">Identified and performed all scheduled and unscheduled maintenance on F-16 aircraft</text:p>
        </text:list-item>
        <text:list-item>
          <text:p text:style-name="P4">Reviewed all maintenance actions documented on F-16 aircraft</text:p>
        </text:list-item>
        <text:list-item>
          <text:p text:style-name="P5"><text:s/>Analyzed fault trees on F-16 aircraft to repair and maintain critical systems with 100% repair rate</text:p>
        </text:list-item>
      </text:list>
      <text:p text:style-name="P14"/>
      <text:p text:style-name="P17"><text:span text:style-name="T5">Technical </text:span><text:span text:style-name="T2">Skills</text:span></text:p>
      <text:section text:style-name="Sect1" text:name="Section1">
        <text:p text:style-name="P21">C</text:p>
        <text:p text:style-name="P22"><text:span text:style-name="T21">C</text:span>#</text:p>
        <text:p text:style-name="P22">C++</text:p>
        <text:p text:style-name="P22">Java</text:p>
        <text:p text:style-name="P22">Unity</text:p>
        <text:p text:style-name="P22">HTML</text:p>
        <text:p text:style-name="P22">JavaScript</text:p>
        <text:p text:style-name="P22">CSS</text:p>
        <text:p text:style-name="P22">Microsoft Word</text:p>
        <text:p text:style-name="P22"><text:soft-page-break/>Excel</text:p>
        <text:p text:style-name="P23">PowerPoint</text:p>
        <text:p text:style-name="P24">GitHub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5in"/>
        </style:list-level-properties>
        <style:text-properties style:font-name="Open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0.75in" fo:text-indent="-0.25in" fo:margin-left="1.0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in" fo:text-indent="-0.25in" fo:margin-left="1.5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1.25in" fo:text-indent="-0.25in" fo:margin-left="2.05in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text:list-tab-stop-position="1.5in" fo:text-indent="-0.25in" fo:margin-left="2.5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1.75in" fo:text-indent="-0.25in" fo:margin-left="3.0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2in" fo:text-indent="-0.25in" fo:margin-left="3.55in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text:list-tab-stop-position="2.25in" fo:text-indent="-0.25in" fo:margin-left="4.0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2.5in" fo:text-indent="-0.25in" fo:margin-left="4.5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Oliver</meta:initial-creator>
    <meta:editing-cycles>21</meta:editing-cycles>
    <meta:creation-date>2018-12-12T18:53:00</meta:creation-date>
    <dc:date>2020-09-22T12:51:55.887000000</dc:date>
    <meta:editing-duration>PT2H19M49S</meta:editing-duration>
    <meta:generator>LibreOffice/6.4.5.2$Windows_X86_64 LibreOffice_project/a726b36747cf2001e06b58ad5db1aa3a9a1872d6</meta:generator>
    <meta:document-statistic meta:table-count="0" meta:image-count="0" meta:object-count="0" meta:page-count="2" meta:paragraph-count="47" meta:word-count="297" meta:character-count="1923" meta:non-whitespace-character-count="16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